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53.51pt" svg:height="255.09pt" svg:x="194.85pt" svg:y="28.43pt">
            <loext:p draw:notify-on-update-of-ranges="Hoja1.B4:Hoja1.B6 Hoja1.A3:Hoja1.A3 Hoja1.A4:Hoja1.A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28.43pt">
            <loext:p draw:notify-on-update-of-ranges="Hoja1.A4:Hoja1.A6 Hoja1.B3:Hoja1.B3 Hoja1.B4:Hoja1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34.86pt" svg:y="28.43pt">
            <loext:p draw:notify-on-update-of-ranges="Hoja1.L4:Hoja1.L6 Hoja1.M3:Hoja1.M3 Hoja1.M4:Hoja1.M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0.85pt" svg:y="323.91pt">
            <loext:p draw:notify-on-update-of-ranges="Hoja1.A34:Hoja1.A36 Hoja1.B33:Hoja1.B33 Hoja1.B34:Hoja1.B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898.84pt" svg:y="323.91pt">
            <loext:p draw:notify-on-update-of-ranges="Hoja1.M34:Hoja1.N3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898.84pt" svg:y="323.91pt">
            <loext:p draw:notify-on-update-of-ranges="Hoja1.M32:Hoja1.M34 Hoja1.N31:Hoja1.N31 Hoja1.N32:Hoja1.N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898.84pt" svg:y="605.54pt">
            <loext:p draw:notify-on-update-of-ranges="Hoja1.M52:Hoja1.M54 Hoja1.N51:Hoja1.N51 Hoja1.N52:Hoja1.N5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980.31pt" svg:y="953.49pt">
            <loext:p draw:notify-on-update-of-ranges="Hoja1.N73:Hoja1.N75 Hoja1.O72:Hoja1.O72 Hoja1.O73:Hoja1.O7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ln N (eje X)</text:p>
          </table:table-cell>
          <table:table-cell office:value-type="string" calcext:value-type="string">
            <text:p>ln L (eje Y)</text:p>
          </table:table-cell>
          <table:table-cell table:number-columns-repeated="9"/>
          <table:table-cell office:value-type="string" calcext:value-type="string">
            <text:p>L (eje Y)</text:p>
          </table:table-cell>
          <table:table-cell office:value-type="string" calcext:value-type="string">
            <text:p>R² (eje x, metros)</text:p>
          </table:table-cell>
          <table:table-cell table:number-columns-repeated="2"/>
        </table:table-row>
        <table:table-row table:style-name="ro1">
          <table:table-cell office:value-type="float" office:value="5.703" calcext:value-type="float">
            <text:p>5.703</text:p>
          </table:table-cell>
          <table:table-cell office:value-type="float" office:value="-8.12" calcext:value-type="float">
            <text:p>-8.12</text:p>
          </table:table-cell>
          <table:table-cell table:number-columns-repeated="9"/>
          <table:table-cell office:value-type="string" calcext:value-type="string">
            <text:p>8,3 * 10^-4</text:p>
          </table:table-cell>
          <table:table-cell office:value-type="float" office:value="0.42025" calcext:value-type="float">
            <text:p>0.42025</text:p>
          </table:table-cell>
          <table:table-cell table:number-columns-repeated="2"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-9.51" calcext:value-type="float">
            <text:p>-9.51</text:p>
          </table:table-cell>
          <table:table-cell table:number-columns-repeated="9"/>
          <table:table-cell office:value-type="string" calcext:value-type="string">
            <text:p>5,3*10^-4</text:p>
          </table:table-cell>
          <table:table-cell office:value-type="float" office:value="0.27225" calcext:value-type="float">
            <text:p>0.27225</text:p>
          </table:table-cell>
          <table:table-cell table:number-columns-repeated="2"/>
        </table:table-row>
        <table:table-row table:style-name="ro1">
          <table:table-cell office:value-type="float" office:value="4.317" calcext:value-type="float">
            <text:p>4.317</text:p>
          </table:table-cell>
          <table:table-cell office:value-type="float" office:value="-10.44" calcext:value-type="float">
            <text:p>-10.44</text:p>
          </table:table-cell>
          <table:table-cell table:number-columns-repeated="9"/>
          <table:table-cell office:value-type="string" calcext:value-type="string">
            <text:p>7,8*10^-4</text:p>
          </table:table-cell>
          <table:table-cell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2"/>
          <table:table-cell table:number-columns-repeated="13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Y=-17.7428138528+1.67388167388x</text:p>
          </table:table-cell>
          <table:table-cell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7.69" calcext:value-type="float">
            <text:p>-7.69</text:p>
          </table:table-cell>
          <table:table-cell/>
        </table:table-row>
        <table:table-row table:style-name="ro1">
          <table:table-cell office:value-type="string" calcext:value-type="string">
            <text:p>L/N^2(Eje Y)</text:p>
          </table:table-cell>
          <table:table-cell office:value-type="string" calcext:value-type="string">
            <text:p>1/l (Eje X)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9.37" calcext:value-type="float">
            <text:p>-9.37</text:p>
          </table:table-cell>
          <table:table-cell/>
        </table:table-row>
        <table:table-row table:style-name="ro1">
          <table:table-cell office:value-type="float" office:value="0.00000014" calcext:value-type="float">
            <text:p>1.4E-07</text:p>
          </table:table-cell>
          <table:table-cell office:value-type="float" office:value="0.00625" calcext:value-type="float">
            <text:p>0.0062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-11.04" calcext:value-type="float">
            <text:p>-11.04</text:p>
          </table:table-cell>
          <table:table-cell/>
        </table:table-row>
        <table:table-row table:style-name="ro1">
          <table:table-cell office:value-type="float" office:value="0.00000025" calcext:value-type="float">
            <text:p>2.5E-07</text:p>
          </table:table-cell>
          <table:table-cell office:value-type="float" office:value="0.00952" calcext:value-type="float">
            <text:p>0.00952</text:p>
          </table:table-cell>
          <table:table-cell table:number-columns-repeated="13"/>
        </table:table-row>
        <table:table-row table:style-name="ro1">
          <table:table-cell office:value-type="float" office:value="0.00000068" calcext:value-type="float">
            <text:p>6.8E-07</text:p>
          </table:table-cell>
          <table:table-cell office:value-type="float" office:value="0.019" calcext:value-type="float">
            <text:p>0.019</text:p>
          </table:table-cell>
          <table:table-cell table:number-columns-repeated="13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Y=-2.15992930711+-0.563830617788x</text:p>
          </table:table-cell>
          <table:table-cell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5.54" calcext:value-type="float">
            <text:p>-5.5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-4.97" calcext:value-type="float">
            <text:p>-4.9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-4.41" calcext:value-type="float">
            <text:p>-4.41</text:p>
          </table:table-cell>
          <table:table-cell/>
        </table:table-row>
        <table:table-row table:style-name="ro1" table:number-rows-repeated="17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Y=3.81376145165+0.848822477672x</text:p>
          </table:table-cell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 style:data-style-name="N2" text:time-value="00:12:41.0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1:08:03.871000000</meta:creation-date>
    <dc:date>2017-12-05T00:17:31.099000000</dc:date>
    <meta:editing-duration>PT4H39M23S</meta:editing-duration>
    <meta:editing-cycles>2</meta:editing-cycles>
    <meta:generator>LibreOffice/5.4.1.2$Windows_x86 LibreOffice_project/ea7cb86e6eeb2bf3a5af73a8f7777ac570321527</meta:generator>
    <meta:document-statistic meta:table-count="1" meta:cell-count="4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89cm" svg:y="0.315cm" chart:style-name="ch2">
          <text:p>Bobinas: l = 160 mm; d = 26 mm</text:p>
        </chart:title>
        <chart:legend chart:legend-position="end" svg:x="13.525cm" svg:y="4.227cm" style:legend-expansion="high" chart:style-name="ch3"/>
        <chart:plot-area chart:style-name="ch4" table:cell-range-address="Hoja1.A4:Hoja1.B6 Hoja1.A3:Hoja1.A3" chart:data-source-has-labels="both" svg:x="1.279cm" svg:y="1.248cm" svg:width="11.926cm" svg:height="6.643cm">
          <chartooo:coordinate-region svg:x="1.715cm" svg:y="1.421cm" svg:width="11.012cm" svg:height="5.876cm"/>
          <chart:axis chart:dimension="x" chart:name="primary-x" chart:style-name="ch5" chartooo:axis-type="auto">
            <chartooo:date-scale/>
            <chart:title svg:x="6.894cm" svg:y="8.071cm" chart:style-name="ch6">
              <text:p>ln N</text:p>
            </chart:title>
            <chart:categories table:cell-range-address="Hoja1.B4:Hoja1.B6"/>
          </chart:axis>
          <chart:axis chart:dimension="y" chart:name="primary-y" chart:style-name="ch5">
            <chart:title svg:x="0.451cm" svg:y="4.891cm" chart:style-name="ch7">
              <text:p>ln L</text:p>
            </chart:title>
            <chart:grid chart:style-name="ch8" chart:class="major"/>
          </chart:axis>
          <chart:series chart:style-name="ch9" chart:values-cell-range-address="Hoja1.A4:Hoja1.A6" chart:label-cell-address="Hoja1.A3:Hoja1.A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n N (eje X)</text:p>
                <draw:g>
                  <svg:desc>Hoja1.A3:Hoja1.A3</svg:desc>
                </draw:g>
              </table:table-cell>
            </table:table-row>
          </table:table-header-rows>
          <table:table-rows>
            <table:table-row>
              <table:table-cell office:value-type="float" office:value="-8.12">
                <text:p>-8.12</text:p>
                <draw:g>
                  <svg:desc>Hoja1.B4:Hoja1.B6</svg:desc>
                </draw:g>
              </table:table-cell>
              <table:table-cell office:value-type="float" office:value="5.703">
                <text:p>5.703</text:p>
                <draw:g>
                  <svg:desc>Hoja1.A4:Hoja1.A6</svg:desc>
                </draw:g>
              </table:table-cell>
            </table:table-row>
            <table:table-row>
              <table:table-cell office:value-type="float" office:value="-9.51">
                <text:p>-9.51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-10.44">
                <text:p>-10.44</text:p>
              </table:table-cell>
              <table:table-cell office:value-type="float" office:value="4.317">
                <text:p>4.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89cm" svg:y="0.315cm" chart:style-name="ch2">
          <text:p>Bobinas: l = 160 mm; d = 26 mm</text:p>
        </chart:title>
        <chart:legend chart:legend-position="end" svg:x="11.772cm" svg:y="4.005cm" style:legend-expansion="high" chart:style-name="ch3"/>
        <chart:plot-area chart:style-name="ch4" table:cell-range-address="Hoja1.A3:Hoja1.B6" chart:data-source-has-labels="both" svg:x="1.279cm" svg:y="1.248cm" svg:width="10.173cm" svg:height="6.643cm">
          <chartooo:coordinate-region svg:x="2.006cm" svg:y="1.421cm" svg:width="9.021cm" svg:height="6.298cm"/>
          <chart:axis chart:dimension="x" chart:name="primary-x" chart:style-name="ch5" chartooo:axis-type="auto">
            <chartooo:date-scale/>
            <chart:title svg:x="6.017cm" svg:y="8.071cm" chart:style-name="ch6">
              <text:p>ln N</text:p>
            </chart:title>
            <chart:categories table:cell-range-address="Hoja1.A4:Hoja1.A6"/>
          </chart:axis>
          <chart:axis chart:dimension="y" chart:name="primary-y" chart:style-name="ch5">
            <chart:title svg:x="0.451cm" svg:y="4.891cm" chart:style-name="ch7">
              <text:p>ln L</text:p>
            </chart:title>
            <chart:grid chart:style-name="ch8" chart:class="major"/>
          </chart:axis>
          <chart:series chart:style-name="ch9" chart:values-cell-range-address="Hoja1.B4:Hoja1.B6" chart:label-cell-address="Hoja1.B3:Hoja1.B3" chart:class="chart:line">
            <chart:regression-curve chart:style-name="ch10"/>
            <chart:data-point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n L (eje Y)</text:p>
                <draw:g>
                  <svg:desc>Hoja1.B3:Hoja1.B3</svg:desc>
                </draw:g>
              </table:table-cell>
            </table:table-row>
          </table:table-header-rows>
          <table:table-rows>
            <table:table-row>
              <table:table-cell office:value-type="float" office:value="5.703">
                <text:p>5.703</text:p>
                <draw:g>
                  <svg:desc>Hoja1.A4:Hoja1.A6</svg:desc>
                </draw:g>
              </table:table-cell>
              <table:table-cell office:value-type="float" office:value="-8.12">
                <text:p>-8.12</text:p>
                <draw:g>
                  <svg:desc>Hoja1.B4:Hoja1.B6</svg:desc>
                </draw:g>
              </table:table-cell>
            </table:table-row>
            <table:table-row>
              <table:table-cell office:value-type="float" office:value="5.01">
                <text:p>5.01</text:p>
              </table:table-cell>
              <table:table-cell office:value-type="float" office:value="-9.51">
                <text:p>-9.51</text:p>
              </table:table-cell>
            </table:table-row>
            <table:table-row>
              <table:table-cell office:value-type="float" office:value="4.317">
                <text:p>4.317</text:p>
              </table:table-cell>
              <table:table-cell office:value-type="float" office:value="-10.44">
                <text:p>-10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67cm" svg:y="0.315cm" chart:style-name="ch2">
          <text:p>Bobinas: N = 300; l = 160 mm</text:p>
        </chart:title>
        <chart:legend chart:legend-position="end" svg:x="10.767cm" svg:y="4.005cm" style:legend-expansion="high" chart:style-name="ch3"/>
        <chart:plot-area chart:style-name="ch4" table:cell-range-address="Hoja1.L4:Hoja1.M6 Hoja1.M3:Hoja1.M3" chart:data-source-has-labels="both" svg:x="1.279cm" svg:y="1.248cm" svg:width="9.168cm" svg:height="6.643cm">
          <chartooo:coordinate-region svg:x="2.191cm" svg:y="1.422cm" svg:width="7.54cm" svg:height="5.875cm"/>
          <chart:axis chart:dimension="x" chart:name="primary-x" chart:style-name="ch5" chartooo:axis-type="auto">
            <chartooo:date-scale/>
            <chart:title svg:x="5.581cm" svg:y="8.071cm" chart:style-name="ch6">
              <text:p>r^2</text:p>
            </chart:title>
            <chart:categories table:cell-range-address="Hoja1.L4:Hoja1.L6"/>
          </chart:axis>
          <chart:axis chart:dimension="y" chart:name="primary-y" chart:style-name="ch5">
            <chart:title svg:x="0.451cm" svg:y="4.719cm" chart:style-name="ch7">
              <text:p>L</text:p>
            </chart:title>
            <chart:grid chart:style-name="ch8" chart:class="major"/>
          </chart:axis>
          <chart:series chart:style-name="ch9" chart:values-cell-range-address="Hoja1.M4:Hoja1.M6" chart:label-cell-address="Hoja1.M3:Hoja1.M3" chart:class="chart:line">
            <chart:regression-curve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² (eje x, metros)</text:p>
                <draw:g>
                  <svg:desc>Hoja1.M3:Hoja1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,3 * 10^-4</text:p>
                <draw:g>
                  <svg:desc>Hoja1.L4:Hoja1.L6</svg:desc>
                </draw:g>
              </table:table-cell>
              <table:table-cell office:value-type="float" office:value="0.42025">
                <text:p>0.42025</text:p>
                <draw:g>
                  <svg:desc>Hoja1.M4:Hoja1.M6</svg:desc>
                </draw:g>
              </table:table-cell>
            </table:table-row>
            <table:table-row>
              <table:table-cell office:value-type="string">
                <text:p>5,3*10^-4</text:p>
              </table:table-cell>
              <table:table-cell office:value-type="float" office:value="0.27225">
                <text:p>0.27225</text:p>
              </table:table-cell>
            </table:table-row>
            <table:table-row>
              <table:table-cell office:value-type="string">
                <text:p>7,8*10^-4</text:p>
              </table:table-cell>
              <table:table-cell office:value-type="float" office:value="0.169">
                <text:p>0.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4.005cm" style:legend-expansion="high" chart:style-name="ch2"/>
        <chart:plot-area chart:style-name="ch3" table:cell-range-address="Hoja1.A34:Hoja1.B36 Hoja1.B33:Hoja1.B33" chart:data-source-has-labels="both" svg:x="1.279cm" svg:y="0.18cm" svg:width="10.305cm" svg:height="7.711cm">
          <chartooo:coordinate-region svg:x="2.377cm" svg:y="0.353cm" svg:width="8.61cm" svg:height="6.944cm"/>
          <chart:axis chart:dimension="x" chart:name="primary-x" chart:style-name="ch4" chartooo:axis-type="auto">
            <chartooo:date-scale/>
            <chart:title svg:x="6.202cm" svg:y="8.071cm" chart:style-name="ch5">
              <text:p>1/l</text:p>
            </chart:title>
            <chart:categories table:cell-range-address="Hoja1.A34:Hoja1.A36"/>
          </chart:axis>
          <chart:axis chart:dimension="y" chart:name="primary-y" chart:style-name="ch4">
            <chart:title svg:x="0.451cm" svg:y="4.516cm" chart:style-name="ch6">
              <text:p>L/N^2</text:p>
            </chart:title>
            <chart:grid chart:style-name="ch7" chart:class="major"/>
          </chart:axis>
          <chart:series chart:style-name="ch8" chart:values-cell-range-address="Hoja1.B34:Hoja1.B36" chart:label-cell-address="Hoja1.B33:Hoja1.B33" chart:class="chart:line">
            <chart:regression-curve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l (Eje X)</text:p>
                <draw:g>
                  <svg:desc>Hoja1.B33:Hoja1.B33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4">
                <text:p>0.00000014</text:p>
                <draw:g>
                  <svg:desc>Hoja1.A34:Hoja1.A36</svg:desc>
                </draw:g>
              </table:table-cell>
              <table:table-cell office:value-type="float" office:value="0.00625">
                <text:p>0.00625</text:p>
                <draw:g>
                  <svg:desc>Hoja1.B34:Hoja1.B36</svg:desc>
                </draw:g>
              </table:table-cell>
            </table:table-row>
            <table:table-row>
              <table:table-cell office:value-type="float" office:value="0.00000025">
                <text:p>0.00000025</text:p>
              </table:table-cell>
              <table:table-cell office:value-type="float" office:value="0.00952">
                <text:p>0.00952</text:p>
              </table:table-cell>
            </table:table-row>
            <table:table-row>
              <table:table-cell office:value-type="float" office:value="0.00000068">
                <text:p>0.00000068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Hoja1.M34:Hoja1.N34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Hoja1.M34:Hoja1.N34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62cm" svg:y="0.315cm" chart:style-name="ch2">
          <text:p>Recta de ajuste ln L frente a ln N</text:p>
        </chart:title>
        <chart:legend chart:legend-position="end" svg:x="9.973cm" svg:y="3.883cm" style:legend-expansion="high" chart:style-name="ch3"/>
        <chart:plot-area chart:style-name="ch4" table:cell-range-address="Hoja1.M32:Hoja1.N34 Hoja1.N31:Hoja1.N31" chart:data-source-has-labels="both" svg:x="0.32cm" svg:y="1.248cm" svg:width="9.333cm" svg:height="7.572cm">
          <chartooo:coordinate-region svg:x="1.047cm" svg:y="1.421cm" svg:width="8.512cm" svg:height="7.227cm"/>
          <chart:axis chart:dimension="x" chart:name="primary-x" chart:style-name="ch5" chartooo:axis-type="auto">
            <chartooo:date-scale/>
            <chart:categories table:cell-range-address="Hoja1.M32:Hoja1.M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N32:Hoja1.N34" chart:label-cell-address="Hoja1.N31:Hoja1.N3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17.7428138528+1.67388167388x</text:p>
                <draw:g>
                  <svg:desc>Hoja1.N31:Hoja1.N3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Hoja1.M32:Hoja1.M34</svg:desc>
                </draw:g>
              </table:table-cell>
              <table:table-cell office:value-type="float" office:value="-7.69">
                <text:p>-7.69</text:p>
                <draw:g>
                  <svg:desc>Hoja1.N32:Hoja1.N3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9.37">
                <text:p>-9.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1.04">
                <text:p>-11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62cm" svg:y="0.315cm" chart:style-name="ch2">
          <text:p>Recta de ajuste de L con el radio</text:p>
        </chart:title>
        <chart:legend chart:legend-position="end" svg:x="11.455cm" svg:y="4.055cm" style:legend-expansion="high" chart:style-name="ch3"/>
        <chart:plot-area chart:style-name="ch4" table:cell-range-address="Hoja1.M52:Hoja1.N54 Hoja1.N51:Hoja1.N51" chart:data-source-has-labels="both" svg:x="0.32cm" svg:y="1.248cm" svg:width="10.815cm" svg:height="7.572cm">
          <chartooo:coordinate-region svg:x="0.862cm" svg:y="1.421cm" svg:width="10.179cm" svg:height="7.227cm"/>
          <chart:axis chart:dimension="x" chart:name="primary-x" chart:style-name="ch5" chartooo:axis-type="auto">
            <chartooo:date-scale/>
            <chart:categories table:cell-range-address="Hoja1.M52:Hoja1.M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N52:Hoja1.N54" chart:label-cell-address="Hoja1.N51:Hoja1.N5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2.15992930711+-0.563830617788x</text:p>
                <draw:g>
                  <svg:desc>Hoja1.N51:Hoja1.N5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Hoja1.M52:Hoja1.M54</svg:desc>
                </draw:g>
              </table:table-cell>
              <table:table-cell office:value-type="float" office:value="-5.54">
                <text:p>-5.54</text:p>
                <draw:g>
                  <svg:desc>Hoja1.N52:Hoja1.N5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4.97">
                <text:p>-4.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4.41">
                <text:p>-4.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5cm" chart:style-name="ch2">
          <text:p>Recta de ajuste de L con l</text:p>
        </chart:title>
        <chart:legend chart:legend-position="end" svg:x="9.893cm" svg:y="4.055cm" style:legend-expansion="high" chart:style-name="ch3"/>
        <chart:plot-area chart:style-name="ch4" table:cell-range-address="Hoja1.N73:Hoja1.O75 Hoja1.O72:Hoja1.O72" chart:data-source-has-labels="both" svg:x="0.32cm" svg:y="1.248cm" svg:width="9.253cm" svg:height="7.572cm">
          <chartooo:coordinate-region svg:x="0.941cm" svg:y="1.421cm" svg:width="8.538cm" svg:height="6.805cm"/>
          <chart:axis chart:dimension="x" chart:name="primary-x" chart:style-name="ch5" chartooo:axis-type="auto">
            <chartooo:date-scale/>
            <chart:categories table:cell-range-address="Hoja1.N73:Hoja1.N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O73:Hoja1.O75" chart:label-cell-address="Hoja1.O72:Hoja1.O7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3.81376145165+0.848822477672x</text:p>
                <draw:g>
                  <svg:desc>Hoja1.O72:Hoja1.O7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Hoja1.N73:Hoja1.N75</svg:desc>
                </draw:g>
              </table:table-cell>
              <table:table-cell office:value-type="float" office:value="8.9">
                <text:p>8.9</text:p>
                <draw:g>
                  <svg:desc>Hoja1.O73:Hoja1.O7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